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19.2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ReefsApril">
      <style:table-properties table:display="true" style:writing-mode="lr-tb"/>
    </style:style>
    <style:style style:name="ta2" style:family="table" style:master-page-name="PageStyle_5f_ReefsOctobe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efsApri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eefID</text:p>
          </table:table-cell>
          <table:table-cell office:value-type="string" calcext:value-type="string">
            <text:p>Faviidae</text:p>
          </table:table-cell>
          <table:table-cell office:value-type="string" calcext:value-type="string">
            <text:p>Isopora</text:p>
          </table:table-cell>
          <table:table-cell office:value-type="string" calcext:value-type="string">
            <text:p>Montipora</text:p>
          </table:table-cell>
          <table:table-cell office:value-type="string" calcext:value-type="string">
            <text:p>Mussidae</text:p>
          </table:table-cell>
          <table:table-cell office:value-type="string" calcext:value-type="string">
            <text:p>Other Acropora</text:p>
          </table:table-cell>
          <table:table-cell office:value-type="string" calcext:value-type="string">
            <text:p>Other Pocillopora</text:p>
          </table:table-cell>
          <table:table-cell office:value-type="string" calcext:value-type="string">
            <text:p>Other Scleractinia</text:p>
          </table:table-cell>
          <table:table-cell office:value-type="string" calcext:value-type="string">
            <text:p>Other sessile fauna</text:p>
          </table:table-cell>
          <table:table-cell office:value-type="string" calcext:value-type="string">
            <text:p>Pocillopora damicornis</text:p>
          </table:table-cell>
          <table:table-cell office:value-type="string" calcext:value-type="string">
            <text:p>Poritidae</text:p>
          </table:table-cell>
          <table:table-cell office:value-type="string" calcext:value-type="string">
            <text:p>Seriatopora</text:p>
          </table:table-cell>
          <table:table-cell office:value-type="string" calcext:value-type="string">
            <text:p>Soft corals</text:p>
          </table:table-cell>
          <table:table-cell office:value-type="string" calcext:value-type="string">
            <text:p>Staghorn Acropora</text:p>
          </table:table-cell>
          <table:table-cell office:value-type="string" calcext:value-type="string">
            <text:p>Stylophora</text:p>
          </table:table-cell>
          <table:table-cell office:value-type="string" calcext:value-type="string">
            <text:p>Tabular Acropor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-576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4.58" calcext:value-type="float">
            <text:p>4.5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4.21" calcext:value-type="float">
            <text:p>4.21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1.04" calcext:value-type="float">
            <text:p>11.04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2.9" calcext:value-type="float">
            <text:p>12.9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0-582a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8.04" calcext:value-type="float">
            <text:p>8.0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5.44" calcext:value-type="float">
            <text:p>5.44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-191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3.56" calcext:value-type="float">
            <text:p>3.5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0.16" calcext:value-type="float">
            <text:p>0.1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-228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office:value-type="float" office:value="4.93" calcext:value-type="float">
            <text:p>4.93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6.72" calcext:value-type="float">
            <text:p>6.7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-229a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.02" calcext:value-type="float">
            <text:p>8.0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.49" calcext:value-type="float">
            <text:p>9.49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1.16" calcext:value-type="float">
            <text:p>1.1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-23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.24" calcext:value-type="float">
            <text:p>1.2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8.68" calcext:value-type="float">
            <text:p>8.6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1" calcext:value-type="float">
            <text:p>0.1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0.28" calcext:value-type="float">
            <text:p>0.28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-241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5.81" calcext:value-type="float">
            <text:p>5.8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3.16" calcext:value-type="float">
            <text:p>3.1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1-244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7.88" calcext:value-type="float">
            <text:p>7.88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.1" calcext:value-type="float">
            <text:p>4.10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76" calcext:value-type="float">
            <text:p>4.76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2-056</text:p>
          </table:table-cell>
          <table:table-cell table:style-name="ce1" office:value-type="float" office:value="4.88" calcext:value-type="float">
            <text:p>4.88</text:p>
          </table:table-cell>
          <table:table-cell table:style-name="ce1" office:value-type="float" office:value="14.14" calcext:value-type="float">
            <text:p>14.1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9" calcext:value-type="float">
            <text:p>9.00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3.74" calcext:value-type="float">
            <text:p>3.74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2-058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3.3" calcext:value-type="float">
            <text:p>3.30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7.41" calcext:value-type="float">
            <text:p>7.41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1.43" calcext:value-type="float">
            <text:p>1.43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2-105</text:p>
          </table:table-cell>
          <table:table-cell table:style-name="ce1" office:value-type="float" office:value="4.29" calcext:value-type="float">
            <text:p>4.29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.26" calcext:value-type="float">
            <text:p>4.26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52" calcext:value-type="float">
            <text:p>1.5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2-115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.07" calcext:value-type="float">
            <text:p>10.07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20.96" calcext:value-type="float">
            <text:p>20.9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1.13" calcext:value-type="float">
            <text:p>11.13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3-072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7.12" calcext:value-type="float">
            <text:p>17.12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5.8" calcext:value-type="float">
            <text:p>5.8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3.13" calcext:value-type="float">
            <text:p>3.13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3-076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0.36" calcext:value-type="float">
            <text:p>10.36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13.34" calcext:value-type="float">
            <text:p>13.3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5.9" calcext:value-type="float">
            <text:p>5.9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3-117b</text:p>
          </table:table-cell>
          <table:table-cell table:style-name="ce1" office:value-type="float" office:value="4.2" calcext:value-type="float">
            <text:p>4.20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3.98" calcext:value-type="float">
            <text:p>3.98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7.7" calcext:value-type="float">
            <text:p>7.70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5.81" calcext:value-type="float">
            <text:p>5.8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05" calcext:value-type="float">
            <text:p>2.05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3-129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.64" calcext:value-type="float">
            <text:p>6.64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3.37" calcext:value-type="float">
            <text:p>3.37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064</text:p>
          </table:table-cell>
          <table:table-cell table:style-name="ce1" office:value-type="float" office:value="9.84" calcext:value-type="float">
            <text:p>9.8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17.84" calcext:value-type="float">
            <text:p>17.8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7.64" calcext:value-type="float">
            <text:p>7.64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3.06" calcext:value-type="float">
            <text:p>3.0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082</text:p>
          </table:table-cell>
          <table:table-cell table:style-name="ce1" office:value-type="float" office:value="5.92" calcext:value-type="float">
            <text:p>5.9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.9" calcext:value-type="float">
            <text:p>7.9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8" calcext:value-type="float">
            <text:p>0.08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083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4.92" calcext:value-type="float">
            <text:p>4.9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18" calcext:value-type="float">
            <text:p>0.18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085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1.16" calcext:value-type="float">
            <text:p>1.1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088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9.71" calcext:value-type="float">
            <text:p>9.7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16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5.8" calcext:value-type="float">
            <text:p>5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6.43" calcext:value-type="float">
            <text:p>16.4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12" calcext:value-type="float">
            <text:p>0.1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18</text:p>
          </table:table-cell>
          <table:table-cell table:style-name="ce1" office:value-type="float" office:value="6.3" calcext:value-type="float">
            <text:p>6.3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7.76" calcext:value-type="float">
            <text:p>7.76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21.28" calcext:value-type="float">
            <text:p>21.2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35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7.28" calcext:value-type="float">
            <text:p>7.2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6.83" calcext:value-type="float">
            <text:p>6.8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37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6.85" calcext:value-type="float">
            <text:p>6.8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2.07" calcext:value-type="float">
            <text:p>2.07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38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39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52" calcext:value-type="float">
            <text:p>2.52</text:p>
          </table:table-cell>
          <table:table-cell table:style-name="ce1" office:value-type="float" office:value="3.79" calcext:value-type="float">
            <text:p>3.7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1.65" calcext:value-type="float">
            <text:p>1.65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43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8.54" calcext:value-type="float">
            <text:p>8.5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47</text:p>
          </table:table-cell>
          <table:table-cell table:style-name="ce1" office:value-type="float" office:value="1.84" calcext:value-type="float">
            <text:p>1.84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2.1" calcext:value-type="float">
            <text:p>12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16" calcext:value-type="float">
            <text:p>4.16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4-154</text:p>
          </table:table-cell>
          <table:table-cell table:style-name="ce1" office:value-type="float" office:value="7.26" calcext:value-type="float">
            <text:p>7.26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7.63" calcext:value-type="float">
            <text:p>7.63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8.38" calcext:value-type="float">
            <text:p>18.38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3.3" calcext:value-type="float">
            <text:p>3.3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21a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10.88" calcext:value-type="float">
            <text:p>10.8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0.35" calcext:value-type="float">
            <text:p>0.35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24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6.61" calcext:value-type="float">
            <text:p>6.61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5.77" calcext:value-type="float">
            <text:p>5.77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28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46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15.46" calcext:value-type="float">
            <text:p>15.4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1.05" calcext:value-type="float">
            <text:p>1.05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48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8.04" calcext:value-type="float">
            <text:p>8.04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7.57" calcext:value-type="float">
            <text:p>7.57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8" calcext:value-type="float">
            <text:p>8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70</text:p>
          </table:table-cell>
          <table:table-cell table:style-name="ce1" office:value-type="float" office:value="2.1" calcext:value-type="float">
            <text:p>2.1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1.74" calcext:value-type="float">
            <text:p>11.7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77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9" calcext:value-type="float">
            <text:p>2.9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4.97" calcext:value-type="float">
            <text:p>4.9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.5" calcext:value-type="float">
            <text:p>4.5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89</text:p>
          </table:table-cell>
          <table:table-cell table:style-name="ce1" office:value-type="float" office:value="2.43" calcext:value-type="float">
            <text:p>2.43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.57" calcext:value-type="float">
            <text:p>2.57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5.1" calcext:value-type="float">
            <text:p>5.10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15" calcext:value-type="float">
            <text:p>15.00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8" calcext:value-type="float">
            <text:p>0.18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93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9.04" calcext:value-type="float">
            <text:p>19.04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36" calcext:value-type="float">
            <text:p>1.3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95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9.28" calcext:value-type="float">
            <text:p>9.28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14" calcext:value-type="float">
            <text:p>4.14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5-099d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7.91" calcext:value-type="float">
            <text:p>7.9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2.73" calcext:value-type="float">
            <text:p>2.73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14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.2" calcext:value-type="float">
            <text:p>5.20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0.22" calcext:value-type="float">
            <text:p>10.2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20a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6.5" calcext:value-type="float">
            <text:p>16.50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7.15" calcext:value-type="float">
            <text:p>7.15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23</text:p>
          </table:table-cell>
          <table:table-cell table:style-name="ce1" office:value-type="float" office:value="1.46" calcext:value-type="float">
            <text:p>1.46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17.11" calcext:value-type="float">
            <text:p>17.1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29" calcext:value-type="float">
            <text:p>0.29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24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3.37" calcext:value-type="float">
            <text:p>13.37</text:p>
          </table:table-cell>
          <table:table-cell table:style-name="ce1" office:value-type="float" office:value="2.43" calcext:value-type="float">
            <text:p>2.4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9.97" calcext:value-type="float">
            <text:p>9.97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25</text:p>
          </table:table-cell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.42" calcext:value-type="float">
            <text:p>5.4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1.21" calcext:value-type="float">
            <text:p>1.21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49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3.4" calcext:value-type="float">
            <text:p>3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6.2" calcext:value-type="float">
            <text:p>6.20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29" calcext:value-type="float">
            <text:p>2.29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55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6.74" calcext:value-type="float">
            <text:p>16.74</text:p>
          </table:table-cell>
          <table:table-cell table:style-name="ce1" office:value-type="float" office:value="4.42" calcext:value-type="float">
            <text:p>4.4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2" calcext:value-type="float">
            <text:p>1.2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64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6.84" calcext:value-type="float">
            <text:p>16.84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1.33" calcext:value-type="float">
            <text:p>1.33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68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.5" calcext:value-type="float">
            <text:p>7.50</text:p>
          </table:table-cell>
          <table:table-cell table:style-name="ce1" office:value-type="float" office:value="4.49" calcext:value-type="float">
            <text:p>4.49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2.1" calcext:value-type="float">
            <text:p>12.1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4.91" calcext:value-type="float">
            <text:p>4.91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71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4.74" calcext:value-type="float">
            <text:p>14.74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6.08" calcext:value-type="float">
            <text:p>6.08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6-073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1.42" calcext:value-type="float">
            <text:p>1.4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7-004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.74" calcext:value-type="float">
            <text:p>7.7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7.06" calcext:value-type="float">
            <text:p>17.0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1" calcext:value-type="float">
            <text:p>4.10</text:p>
          </table:table-cell>
          <table:table-cell table:style-name="ce1" office:value-type="float" office:value="3.66" calcext:value-type="float">
            <text:p>3.6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30</text:p>
          </table:table-cell>
          <table:table-cell table:style-name="ce1" office:value-type="float" office:value="2.5" calcext:value-type="float">
            <text:p>2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0.15" calcext:value-type="float">
            <text:p>10.1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8.18" calcext:value-type="float">
            <text:p>8.18</text:p>
          </table:table-cell>
          <table:table-cell table:style-name="ce1" office:value-type="float" office:value="5.68" calcext:value-type="float">
            <text:p>5.68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7.54" calcext:value-type="float">
            <text:p>7.54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3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1.82" calcext:value-type="float">
            <text:p>21.82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6.87" calcext:value-type="float">
            <text:p>26.87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39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4.41" calcext:value-type="float">
            <text:p>4.4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32" calcext:value-type="float">
            <text:p>0.3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81</text:p>
          </table:table-cell>
          <table:table-cell table:style-name="ce1" office:value-type="float" office:value="6.38" calcext:value-type="float">
            <text:p>6.38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2.2" calcext:value-type="float">
            <text:p>2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.6" calcext:value-type="float">
            <text:p>3.6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0.45" calcext:value-type="float">
            <text:p>0.45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83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2.6" calcext:value-type="float">
            <text:p>2.6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4" calcext:value-type="float">
            <text:p>2.40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0.17" calcext:value-type="float">
            <text:p>0.17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88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4.4" calcext:value-type="float">
            <text:p>4.40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78" calcext:value-type="float">
            <text:p>3.78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4.42" calcext:value-type="float">
            <text:p>4.42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76" calcext:value-type="float">
            <text:p>0.76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18-096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6.93" calcext:value-type="float">
            <text:p>6.93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23-052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4.12" calcext:value-type="float">
            <text:p>14.1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.73" calcext:value-type="float">
            <text:p>13.73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23-053</text:p>
          </table:table-cell>
          <table:table-cell table:style-name="ce1" office:value-type="float" office:value="4.97" calcext:value-type="float">
            <text:p>4.97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7.72" calcext:value-type="float">
            <text:p>7.7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1.93" calcext:value-type="float">
            <text:p>11.93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11.98" calcext:value-type="float">
            <text:p>11.98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2.42" calcext:value-type="float">
            <text:p>2.42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>
          <table:table-cell office:value-type="string" calcext:value-type="string">
            <text:p>23-055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2.1" calcext:value-type="float">
            <text:p>2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3.09" calcext:value-type="float">
            <text:p>3.09</text:p>
          </table:table-cell>
          <table:table-cell/>
          <table:table-cell table:style-name="ce1" table:number-columns-repeated="15"/>
          <table:table-cell table:number-columns-repeated="99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efsOctober" table:style-name="ta2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ReefID</text:p>
          </table:table-cell>
          <table:table-cell office:value-type="string" calcext:value-type="string">
            <text:p>Faviidae</text:p>
          </table:table-cell>
          <table:table-cell office:value-type="string" calcext:value-type="string">
            <text:p>Isopora</text:p>
          </table:table-cell>
          <table:table-cell office:value-type="string" calcext:value-type="string">
            <text:p>Montipora</text:p>
          </table:table-cell>
          <table:table-cell office:value-type="string" calcext:value-type="string">
            <text:p>Mussidae</text:p>
          </table:table-cell>
          <table:table-cell office:value-type="string" calcext:value-type="string">
            <text:p>Other Acropora</text:p>
          </table:table-cell>
          <table:table-cell office:value-type="string" calcext:value-type="string">
            <text:p>Other Pocillopora</text:p>
          </table:table-cell>
          <table:table-cell office:value-type="string" calcext:value-type="string">
            <text:p>Other Scleractinia</text:p>
          </table:table-cell>
          <table:table-cell office:value-type="string" calcext:value-type="string">
            <text:p>Other sessile fauna</text:p>
          </table:table-cell>
          <table:table-cell office:value-type="string" calcext:value-type="string">
            <text:p>Pocillopora damicornis</text:p>
          </table:table-cell>
          <table:table-cell office:value-type="string" calcext:value-type="string">
            <text:p>Poritidae</text:p>
          </table:table-cell>
          <table:table-cell office:value-type="string" calcext:value-type="string">
            <text:p>Seriatopora</text:p>
          </table:table-cell>
          <table:table-cell office:value-type="string" calcext:value-type="string">
            <text:p>Soft corals</text:p>
          </table:table-cell>
          <table:table-cell office:value-type="string" calcext:value-type="string">
            <text:p>Staghorn Acropora</text:p>
          </table:table-cell>
          <table:table-cell office:value-type="string" calcext:value-type="string">
            <text:p>Stylophora</text:p>
          </table:table-cell>
          <table:table-cell office:value-type="string" calcext:value-type="string">
            <text:p>Tabular Acropor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-576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-582a</text:p>
          </table:table-cell>
          <table:table-cell table:style-name="ce1" office:value-type="float" office:value="0.63" calcext:value-type="float">
            <text:p>0.63</text:p>
          </table:table-cell>
          <table:table-cell table:number-columns-repeated="5" table:style-name="ce1" office:value-type="float" office:value="0" calcext:value-type="float">
            <text:p>0.0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191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228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4.31" calcext:value-type="float">
            <text:p>14.31</text:p>
          </table:table-cell>
          <table:table-cell table:style-name="ce1" office:value-type="float" office:value="2.93" calcext:value-type="float">
            <text:p>2.93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229a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8.23" calcext:value-type="float">
            <text:p>18.23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2.43" calcext:value-type="float">
            <text:p>2.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239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2.28" calcext:value-type="float">
            <text:p>12.28</text:p>
          </table:table-cell>
          <table:table-cell table:style-name="ce1" office:value-type="float" office:value="1.14" calcext:value-type="float">
            <text:p>1.1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241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.67" calcext:value-type="float">
            <text:p>9.67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244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.3" calcext:value-type="float">
            <text:p>4.30</text:p>
          </table:table-cell>
          <table:table-cell table:style-name="ce1" office:value-type="float" office:value="2.52" calcext:value-type="float">
            <text:p>2.52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.36" calcext:value-type="float">
            <text:p>6.3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-056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-058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3.18" calcext:value-type="float">
            <text:p>3.18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9.98" calcext:value-type="float">
            <text:p>9.98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-105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.12" calcext:value-type="float">
            <text:p>1.12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-1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-072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.01" calcext:value-type="float">
            <text:p>6.0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21" calcext:value-type="float">
            <text:p>2.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-07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8.53" calcext:value-type="float">
            <text:p>8.5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9.35" calcext:value-type="float">
            <text:p>9.3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3.05" calcext:value-type="float">
            <text:p>3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-117b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.6" calcext:value-type="float">
            <text:p>7.6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.42" calcext:value-type="float">
            <text:p>7.42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2.44" calcext:value-type="float">
            <text:p>2.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-129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064</text:p>
          </table:table-cell>
          <table:table-cell table:style-name="ce1" office:value-type="float" office:value="5.8" calcext:value-type="float">
            <text:p>5.8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2.6" calcext:value-type="float">
            <text:p>2.6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1.43" calcext:value-type="float">
            <text:p>11.43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082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" calcext:value-type="float">
            <text:p>0.30</text:p>
          </table:table-cell>
          <table:table-cell table:number-columns-repeated="5"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9" calcext:value-type="float">
            <text:p>3.9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083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24" calcext:value-type="float">
            <text:p>1.24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085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1.71" calcext:value-type="float">
            <text:p>1.71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088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.91" calcext:value-type="float">
            <text:p>9.9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16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" calcext:value-type="float">
            <text:p>0.3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9.56" calcext:value-type="float">
            <text:p>9.5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02" calcext:value-type="float">
            <text:p>2.02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18</text:p>
          </table:table-cell>
          <table:table-cell table:style-name="ce1" office:value-type="float" office:value="0.3" calcext:value-type="float">
            <text:p>0.3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.44" calcext:value-type="float">
            <text:p>6.4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35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37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38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5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39</text:p>
          </table:table-cell>
          <table:table-cell table:number-columns-repeated="5" table:style-name="ce1" office:value-type="float" office:value="0" calcext:value-type="float">
            <text:p>0.00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8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43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47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54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3.2" calcext:value-type="float">
            <text:p>3.20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.57" calcext:value-type="float">
            <text:p>9.5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1.8" calcext:value-type="float">
            <text:p>1.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21a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24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2.26" calcext:value-type="float">
            <text:p>2.26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28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3.87" calcext:value-type="float">
            <text:p>3.87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4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09" calcext:value-type="float">
            <text:p>4.09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48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4.69" calcext:value-type="float">
            <text:p>4.6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.17" calcext:value-type="float">
            <text:p>4.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70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51" calcext:value-type="float">
            <text:p>4.5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.01" calcext:value-type="float">
            <text:p>7.0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77</text:p>
          </table:table-cell>
          <table:table-cell table:style-name="ce1" office:value-type="float" office:value="1.49" calcext:value-type="float">
            <text:p>1.49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89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9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.45" calcext:value-type="float">
            <text:p>10.45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35" calcext:value-type="float">
            <text:p>2.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95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0.3" calcext:value-type="float">
            <text:p>0.3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81" calcext:value-type="float">
            <text:p>0.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099d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26" calcext:value-type="float">
            <text:p>1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14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.18" calcext:value-type="float">
            <text:p>6.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20a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9.99" calcext:value-type="float">
            <text:p>9.99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23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4.89" calcext:value-type="float">
            <text:p>4.8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24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" calcext:value-type="float">
            <text:p>0.40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" calcext:value-type="float">
            <text:p>0.3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25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.5" calcext:value-type="float">
            <text:p>3.50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49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0.24" calcext:value-type="float">
            <text:p>10.24</text:p>
          </table:table-cell>
          <table:table-cell table:style-name="ce1" office:value-type="float" office:value="2.78" calcext:value-type="float">
            <text:p>2.7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5.43" calcext:value-type="float">
            <text:p>5.4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87" calcext:value-type="float">
            <text:p>2.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55</text:p>
          </table:table-cell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0.27" calcext:value-type="float">
            <text:p>10.27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3.2" calcext:value-type="float">
            <text:p>3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.26" calcext:value-type="float">
            <text:p>10.26</text:p>
          </table:table-cell>
          <table:table-cell table:style-name="ce1" office:value-type="float" office:value="7.57" calcext:value-type="float">
            <text:p>7.5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.88" calcext:value-type="float">
            <text:p>2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6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.17" calcext:value-type="float">
            <text:p>2.17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55" calcext:value-type="float">
            <text:p>0.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6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2" table:style-name="ce1" office:value-type="float" office:value="0.4" calcext:value-type="float">
            <text:p>0.40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.35" calcext:value-type="float">
            <text:p>9.3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71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9.49" calcext:value-type="float">
            <text:p>9.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07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1.72" calcext:value-type="float">
            <text:p>11.72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3.47" calcext:value-type="float">
            <text:p>3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7-004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6.64" calcext:value-type="float">
            <text:p>6.6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7.42" calcext:value-type="float">
            <text:p>17.42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4.52" calcext:value-type="float">
            <text:p>4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3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9.42" calcext:value-type="float">
            <text:p>9.42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28.42" calcext:value-type="float">
            <text:p>28.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3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0.01" calcext:value-type="float">
            <text:p>20.01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5.53" calcext:value-type="float">
            <text:p>5.5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1.06" calcext:value-type="float">
            <text:p>31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39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81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9.01" calcext:value-type="float">
            <text:p>9.0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72" calcext:value-type="float">
            <text:p>2.72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83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8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3.88" calcext:value-type="float">
            <text:p>3.88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1.48" calcext:value-type="float">
            <text:p>1.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096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6.55" calcext:value-type="float">
            <text:p>6.5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2" calcext:value-type="float">
            <text:p>0.2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.2" calcext:value-type="float">
            <text:p>8.20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-052</text:p>
          </table:table-cell>
          <table:table-cell table:style-name="ce1" office:value-type="float" office:value="15.47" calcext:value-type="float">
            <text:p>15.47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17.2" calcext:value-type="float">
            <text:p>17.20</text:p>
          </table:table-cell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19.73" calcext:value-type="float">
            <text:p>19.73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2.4" calcext:value-type="float">
            <text:p>2.40</text:p>
          </table:table-cell>
          <table:table-cell table:style-name="ce1" office:value-type="float" office:value="0.9" calcext:value-type="float">
            <text:p>0.90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2.17" calcext:value-type="float">
            <text:p>12.17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5.77" calcext:value-type="float">
            <text:p>35.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-053</text:p>
          </table:table-cell>
          <table:table-cell table:style-name="ce1" office:value-type="float" office:value="6.97" calcext:value-type="float">
            <text:p>6.97</text:p>
          </table:table-cell>
          <table:table-cell table:style-name="ce1" office:value-type="float" office:value="18.07" calcext:value-type="float">
            <text:p>18.07</text:p>
          </table:table-cell>
          <table:table-cell table:style-name="ce1" office:value-type="float" office:value="19.8" calcext:value-type="float">
            <text:p>19.80</text:p>
          </table:table-cell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34.97" calcext:value-type="float">
            <text:p>34.9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.47" calcext:value-type="float">
            <text:p>8.4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6.63" calcext:value-type="float">
            <text:p>6.63</text:p>
          </table:table-cell>
          <table:table-cell table:style-name="ce1" office:value-type="float" office:value="19.43" calcext:value-type="float">
            <text:p>19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4.63" calcext:value-type="float">
            <text:p>14.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-055</text:p>
          </table:table-cell>
          <table:table-cell table:style-name="ce1" office:value-type="float" office:value="7.83" calcext:value-type="float">
            <text:p>7.83</text:p>
          </table:table-cell>
          <table:table-cell table:style-name="ce1" office:value-type="float" office:value="3.98" calcext:value-type="float">
            <text:p>3.98</text:p>
          </table:table-cell>
          <table:table-cell table:style-name="ce1" office:value-type="float" office:value="6.07" calcext:value-type="float">
            <text:p>6.07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37.15" calcext:value-type="float">
            <text:p>37.15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3.1" calcext:value-type="float">
            <text:p>3.10</text:p>
          </table:table-cell>
          <table:table-cell table:style-name="ce1" office:value-type="float" office:value="11.43" calcext:value-type="float">
            <text:p>11.43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efsApril" style:display-name="PageStyle_Reefs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efsOctober" style:display-name="PageStyle_ReefsOcto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erry</meta:initial-creator>
    <dc:creator>James Kerry</dc:creator>
    <meta:creation-date>2017-07-27T00:23:13</meta:creation-date>
    <dc:date>2017-09-13T06:07:50</dc:date>
    <meta:generator>LibreOffice/5.1.4.2$Windows_x86 LibreOffice_project/f99d75f39f1c57ebdd7ffc5f42867c12031db97a</meta:generator>
    <meta:document-statistic meta:table-count="2" meta:cell-count="2048" meta:object-count="0"/>
    <meta:user-defined meta:name="AppVersion">14.0300</meta:user-defined>
    <meta:user-defined meta:name="Company">James Cook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